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123cc"/>
    </style:style>
    <style:style style:name="P2" style:family="paragraph" style:parent-style-name="Bibliography_20_1">
      <style:text-properties officeooo:paragraph-rsid="002123cc"/>
    </style:style>
    <style:style style:name="P3" style:family="paragraph" style:parent-style-name="Bibliography_20_1">
      <style:text-properties officeooo:rsid="00214deb" officeooo:paragraph-rsid="00214deb"/>
    </style:style>
    <style:style style:name="P4" style:family="paragraph" style:parent-style-name="Bibliography_20_1">
      <style:text-properties officeooo:paragraph-rsid="00214deb"/>
    </style:style>
    <style:style style:name="P5" style:family="paragraph" style:parent-style-name="Standard">
      <style:text-properties officeooo:paragraph-rsid="002123cc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2123cc"/>
    </style:style>
    <style:style style:name="T3" style:family="text">
      <style:text-properties officeooo:rsid="00214d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[1] <text:s text:c="4"/></text:span>Meuwissen TH, Hayes BJ, Goddard ME. Prediction of total genetic value using genome-wide <text:tab/>dense marker maps. <text:span text:style-name="T1">Genetics</text:span> 2001; 157: 1819–1829.</text:p>
      <text:p text:style-name="P2">[2] <text:tab/>Schaeffer LR. Strategy for applying genome-wide selection in dairy cattle. <text:span text:style-name="T1">J Anim Breed Genet</text:span> 2006; 123: 218–223.</text:p>
      <text:p text:style-name="P2">[3] <text:tab/>Obšteter J, Jenko J, Hickey JM, et al. Efficient use of genomic information for sustainable genetic improvement in small cattle populations. <text:span text:style-name="T1">Journal of Dairy Science</text:span> 2019; 102: 9971–9982.</text:p>
      <text:p text:style-name="P2">[4] <text:tab/>Wiggans GR, Cole JB, Hubbard SM, et al. Genomic Selection in Dairy Cattle: The USDA Experience. <text:span text:style-name="T1">Annu Rev Anim Biosci</text:span> 2017; 5: 309–327.</text:p>
      <text:p text:style-name="P2">[5] <text:tab/>Mrode RA. <text:span text:style-name="T1">Linear Models for the Prediction of Animal Breeding Values</text:span>. Second edition. Wallingford, UK ; Cambridge, MA: CABI, 2005.</text:p>
      <text:p text:style-name="P2">[6] <text:tab/>Daetwyler HD, Villanueva B, Woolliams JA. Accuracy of Predicting the Genetic Risk of Disease Using a Genome-Wide Approach. <text:span text:style-name="T1">PLoS ONE</text:span> 2008; 3: e3395.</text:p>
      <text:p text:style-name="P2">[7] <text:tab/>Goddard M. Genomic selection: prediction of accuracy and maximisation of long term response. <text:span text:style-name="T1">Genetica</text:span> 2009; 136: 245–257.</text:p>
      <text:p text:style-name="P2">[8] <text:tab/>Habier D, Tetens J, Seefried F-R, et al. The impact of genetic relationship information on genomic breeding values in German Holstein cattle. <text:span text:style-name="T1">Genetics Selection Evolution</text:span> 2010; 42: 5.</text:p>
      <text:p text:style-name="P2">[9] <text:tab/>Clark SA, Hickey JM, van der Werf JHJ. Different models of genetic variation and their effect on genomic evaluation. <text:span text:style-name="T1">Genet Sel Evol</text:span> 2011; 43: 18.</text:p>
      <text:p text:style-name="P2">[10] <text:tab/>Goddard ME, Hayes BJ, Meuwissen THE. Using the genomic relationship matrix to predict the accuracy of genomic selection. <text:span text:style-name="T1">J Anim Breed Genet</text:span> 2011; 128: 409–421.</text:p>
      <text:p text:style-name="P2">[11] <text:tab/>Van Grevenhof EM, Van Arendonk JAM, Bijma P. Response to genomic selection: the Bulmer effect and the potential of genomic selection when the number of phenotypic records is limiting. <text:span text:style-name="T1">Genet Sel Evol</text:span> 2012; 44: 26.</text:p>
      <text:p text:style-name="P2">[12] <text:tab/>Gonzalez-Recio O, Coffey MP, Pryce JE. On the value of the phenotypes in the genomic era. <text:span text:style-name="T1">Journal of Dairy Science</text:span> 2014; 97: 7905–7915.</text:p>
      <text:p text:style-name="P4">[1<text:span text:style-name="T3">3</text:span>] <text:tab/>International Committee for Animal Recording. Section 02 - Cattle Milk Recording. Overview. In: <text:span text:style-name="T1">ICAR Guidelines</text:span>. Rome: ICAR, 2017.</text:p>
      <text:p text:style-name="P2">[1<text:span text:style-name="T3">4</text:span>] <text:tab/>Gao H, Christensen OF, Madsen P, et al. Comparison on genomic predictions using three GBLUP methods and two single-step blending methods in the Nordic Holstein population. <text:span text:style-name="T1">Genetics Selection Evolution</text:span> 2012; 44: 8.</text:p>
      <text:p text:style-name="P2">[1<text:span text:style-name="T3">5</text:span>] <text:tab/>Gray KA, Cassady JP, Huang Y, et al. Effectiveness of genomic prediction on milk flow traits in dairy cattle. <text:span text:style-name="T1">Genetics, Selection, Evolution : GSE</text:span> 2012; 44: 24.</text:p>
      <text:p text:style-name="P2">[1<text:span text:style-name="T3">6</text:span>] <text:tab/>Lourenco D a. L, Tsuruta S, Fragomeni BO, et al. Genetic evaluation using single-step genomic best linear unbiased predictor in American Angus. <text:span text:style-name="T1">J Anim Sci</text:span> 2015; 93: 2653–2662.</text:p>
      <text:p text:style-name="P2"/>
      <text:p text:style-name="P2">[17] <text:tab/>Misztal I, Tsuruta S, Strabel T, et al. BLUPF90 and related programs (BGF90). In: <text:span text:style-name="T1">Proc. 7th World Congress on Genetics Applied to Livestock Production</text:span>. Montpellier, France, 2002, pp. 1–2.</text:p>
      <text:p text:style-name="P2">[18] <text:tab/>Pryce JE, Goddard ME, Raadsma HW, et al. Deterministic models of breeding scheme designs that incorporate genomic selection. <text:span text:style-name="T1">Journal of Dairy Science</text:span> 2010; 93: 5455–5466.</text:p>
      <text:p text:style-name="P2">[19] <text:tab/>García-Ruiz A, Cole JB, VanRaden PM, et al. Changes in genetic selection differentials and generation intervals in US Holstein dairy cattle as a result of genomic selection. <text:span text:style-name="T1">PNAS</text:span> 2016; 113: E3995–E4004.</text:p>
      <text:p text:style-name="P2">[20] <text:tab/>Jorjani H. Genomic evaluation of BSW populations, InterGenomics: Results and Deliverables. <text:span text:style-name="T1">Interbull Bulletin</text:span>; 0, https://journal.interbull.org/index.php/ib/article/view/1250 (2012, accessed 14 March 2019).</text:p>
      <text:p text:style-name="P2">[21] <text:tab/>Thomasen JR, Liu H, Sørensen AC. Genotyping more cows increases genetic gain and reduces rate of true inbreeding in a dairy cattle breeding scheme using female reproductive technologies. <text:span text:style-name="T1">Journal of Dairy Science</text:span> 2020; 103: 597–606.</text:p>
      <text:p text:style-name="P2"><text:soft-page-break/>[22] <text:tab/>Reiner-Benaim A, Ezra E, Weller JI. Optimization of a genomic breeding program for a moderately sized dairy cattle population. <text:span text:style-name="T1">J Dairy Sci</text:span> 2017; 100: 2892–2904.</text:p>
      <text:p text:style-name="P2">[23] <text:tab/>Wolc A, Arango J, Settar P, et al. Persistence of accuracy of genomic estimated breeding values over generations in layer chickens. <text:span text:style-name="T1">Genetics Selection Evolution</text:span> 2011; 43: 23.</text:p>
      <text:p text:style-name="P2">[24] <text:tab/>Daetwyler HD, Villanueva B, Bijma P, et al. Inbreeding in genome-wide selection. <text:span text:style-name="T1">Journal of Animal Breeding and Genetics</text:span> 2007; 124: 369–376.</text:p>
      <text:p text:style-name="P2">[25] <text:tab/>Yu H, Spangler ML, Lewis RM, et al. Genomic Relatedness Strengthens Genetic Connectedness Across Management Units. <text:span text:style-name="T1">G3 (Bethesda)</text:span> 2017; 7: 3543–3556.</text:p>
      <text:p text:style-name="P2">[26] <text:tab/>Powell O, Mrode R, Gaynor RC, et al. Genomic data enables genetic evaluation using data recorded on LMIC smallholder dairy farms. <text:span text:style-name="T1">bioRxiv</text:span> 2019; 827956.</text:p>
      <text:p text:style-name="P2">[27] <text:tab/>Yu H, Spangler ML, Lewis RM, et al. Do stronger measures of genomic connectedness enhance prediction accuracies across management units? <text:span text:style-name="T1">J Anim Sci</text:span> 2018; 96: 4490–4500.</text:p>
      <text:p text:style-name="P2">[28] <text:tab/>Pszczola M, Strabel T, Mulder HA, et al. Reliability of direct genomic values for animals with different relationships within and to the reference population. <text:span text:style-name="T1">J Dairy Sci</text:span> 2012; 95: 389–400.</text:p>
      <text:p text:style-name="P2">[29] <text:tab/>Buch LH, Kargo M, Berg P, et al. The value of cows in reference populations for genomic selection of new functional traits. <text:span text:style-name="T1">Animal</text:span> 2012; 6: 880–886.</text:p>
      <text:p text:style-name="P2">[30] <text:tab/>Heslot N, Feoktistov V. Optimization of selective phenotyping and population design for genomic prediction. <text:span text:style-name="T1">bioRxiv</text:span> 2017; 172064.</text:p>
      <text:p text:style-name="P2">[31] <text:tab/>Akdemir D, Isidro-Sánchez J. Design of training populations for selective phenotyping in genomic prediction. <text:span text:style-name="T1">Sci Rep</text:span>; 9. Epub ahead of print 5 February 2019. DOI: 10.1038/s41598-018-38081-6.</text:p>
      <text:p text:style-name="P3">[32] JENKO</text:p>
      <text:p text:style-name="P2">[3<text:span text:style-name="T3">3</text:span>] <text:tab/>Coffey M. Dairy cows: in the age of the genotype, #phenotypeisking. <text:span text:style-name="T1">Anim Fron</text:span> 2020; 10: 19–22.</text:p>
      <text:p text:style-name="P3"/>
      <text:p text:style-name="P2">[3<text:span text:style-name="T3">4</text:span>] <text:tab/>Kasap A, Mioc B, Hickey JM, et al. Genetic connectedness in the U.S. sheep industry. In: <text:span text:style-name="T1">Book of Abstracts of the 69th Annual Meeting of the European Federation of Animal Science</text:span>.</text:p>
      <text:p text:style-name="P3">[35] APY</text:p>
      <text:p text:style-name="P3">[36] SVD</text:p>
      <text:p text:style-name="P3">[37] <text:tab/>ICAR DNA Working Group. <text:span text:style-name="T1">ICAR Guidelines for Parentage Verification and Parentage Discovery Based on SNP Genotypes</text:span>. The International Committee for Animal Recording, November 2017.</text:p>
      <text:p text:style-name="P2">[3<text:span text:style-name="T3">8</text:span>] <text:tab/>Sonesson AK, Woolliams JA, Meuwissen THE. Genomic selection requires genomic control of inbreeding. <text:span text:style-name="T1">Genet Sel Evol</text:span> 2012; 44: 27.</text:p>
      <text:p text:style-name="P2">[3<text:span text:style-name="T3">9</text:span>] <text:tab/>Verbič J, Jenko J, Jeretina J, et al. Milk urea concentration as a tool to reduce the nitrogen footprint of milk production in conditions of small scale farming. In: <text:span text:style-name="T1">Towards Precision livestock husbandry and its potential to mitigate ammonia and GHG emissions: Abstracts’ Leaflet</text:span>. Galilee, Israel.</text:p>
      <text:p text:style-name="P2">[<text:span text:style-name="T3">40</text:span>] <text:tab/>Dekkers JCM, Hospital F. The use of molecular genetics in the improvement of agricultural populations. <text:span text:style-name="T1">Nat Rev Genet</text:span> 2002; 3: 22–32.</text:p>
      <text:p text:style-name="P2">[<text:span text:style-name="T3">41</text:span>] <text:tab/>Pool MH, Meuwissen THE. Prediction of Daily Milk Yields from a Limited Number of Test Days Using Test Day Models. <text:span text:style-name="T1">Journal of Dairy Science</text:span> 1999; 82: 1555–1564.</text:p>
      <text:p text:style-name="P2">[<text:span text:style-name="T3">42</text:span>] <text:tab/>Berry DP, Olori VE, Cromie AR, et al. Accuracy of predicting milk yield from alternative milk recording schemes. <text:span text:style-name="T1">Animal Science</text:span> 2005; 80: 53–60.</text:p>
      <text:p text:style-name="P2">[4<text:span text:style-name="T3">3</text:span>] <text:tab/>Fuerst C, Sölkner J. Additive and Nonadditive Genetic Variances for Milk Yield, Fertility, and Lifetime Performance Traits of Dairy Cattle. <text:span text:style-name="T1">Journal of Dairy Science</text:span> 1994; 77: 1114–1125.</text:p>
      <text:p text:style-name="P2">[4<text:span text:style-name="T3">4</text:span>] <text:tab/>Ertl J, Legarra A, Vitezica ZG, et al. Genomic analysis of dominance effects on milk production and conformation traits in Fleckvieh cattle. <text:span text:style-name="T1">Genetics Selection Evolution</text:span> 2014; 46: 40.</text:p>
      <text:p text:style-name="P2"><text:soft-page-break/>[4<text:span text:style-name="T3">5</text:span>] <text:tab/>Aliloo H, Pryce JE, González-Recio O, et al. Accounting for dominance to improve genomic evaluations of dairy cows for fertility and milk production traits. <text:span text:style-name="T1">Genet Sel Evol</text:span>; 48. Epub ahead of print 1 February 2016. DOI: 10.1186/s12711-016-0186-0.</text:p>
      <text:p text:style-name="P2">[4<text:span text:style-name="T3">6</text:span>] <text:tab/>Jiang J, Shen B, O’Connell JR, et al. Dissection of additive, dominance, and imprinting effects for production and reproduction traits in Holstein cattle. <text:span text:style-name="T1">BMC Genomics</text:span>; 18. Epub ahead of print 30 May 2017. DOI: 10.1186/s12864-017-3821-4.</text:p>
      <text:p text:style-name="P2">[4<text:span text:style-name="T3">7</text:span>] <text:tab/>Meyer K. Estimates of genetic parameters for milk and fat yield for the first three lactations in British Friesian cows. <text:span text:style-name="T1">Animal Science</text:span> 1984; 38: 313–322.</text:p>
      <text:p text:style-name="P2">[4<text:span text:style-name="T3">8</text:span>] <text:tab/>Dong MC, van Vleck LD. Correlations Among First and Second Lactation Milk Yield and Calving Interval. <text:span text:style-name="T1">Journal of Dairy Science</text:span> 1989; 72: 1933–1936.</text:p>
      <text:p text:style-name="P2">[4<text:span text:style-name="T3">9</text:span>] <text:tab/>Swalve H, Vleck LDV. Estimation of Genetic (Co) Variances for Milk Yield in First Three Lactations Using an Animal Model and Restricted Maximum Likelihood. <text:span text:style-name="T1">Journal of Dairy Science</text:span> 1987; 70: 842–849.<text:bookmark text:name="__UnoMark__21664_862860911"/><text:bookmark text:name="__UnoMark__22664_862860911"/><text:bookmark text:name="__UnoMark__29400_2480076588"/><text:bookmark text:name="__UnoMark__21989_862860911"/><text:bookmark text:name="__UnoMark__22324_862860911"/></text:p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text-properties fo:font-size="18pt" fo:font-weight="bold" style:font-size-asian="18pt" style:font-weight-asian="bold" style:font-size-complex="18pt"/>
    </style:style>
    <style:style style:name="Bibliography_20_1" style:display-name="Bibliography 1" style:family="paragraph" style:parent-style-name="Index" style:default-outline-level="" style:class="index">
      <style:paragraph-properties fo:margin-left="0.4335in" fo:margin-right="0in" style:line-height-at-least="0.1665in" fo:text-indent="-0.4335in" style:auto-text-indent="false">
        <style:tab-stops>
          <style:tab-stop style:position="0.4335in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0:03:47.668769717</meta:creation-date>
    <dc:date>2020-08-06T20:53:33.470006776</dc:date>
    <meta:editing-duration>PT27M58S</meta:editing-duration>
    <meta:editing-cycles>1</meta:editing-cycles>
    <meta:document-statistic meta:table-count="0" meta:image-count="0" meta:object-count="0" meta:page-count="3" meta:paragraph-count="49" meta:word-count="1263" meta:character-count="8033" meta:non-whitespace-character-count="6795"/>
    <meta:generator>LibreOffice/6.4.4.2$Linux_X86_64 LibreOffice_project/40$Build-2</meta:generator>
  </office:meta>
</office:document-meta>
</file>